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a9232"/>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4</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7T20:07:11.287000000</dc:date>
    <meta:editing-duration>PT3H46M22S</meta:editing-duration>
    <meta:editing-cycles>306</meta:editing-cycles>
    <meta:generator>LibreOffice/24.8.1.2$Windows_X86_64 LibreOffice_project/87fa9aec1a63e70835390b81c40bb8993f1d4ff6</meta:generator>
    <meta:document-statistic meta:table-count="0" meta:image-count="0" meta:object-count="0" meta:page-count="22" meta:paragraph-count="564" meta:word-count="4598" meta:character-count="26881" meta:non-whitespace-character-count="21275"/>
  </office:meta>
</office:document-meta>
</file>